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8f407" officeooo:paragraph-rsid="00244163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8f407" officeooo:paragraph-rsid="0028f407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fo:font-weight="bold" officeooo:paragraph-rsid="0019cd0a" style:font-weight-asian="bold" style:font-weight-complex="bold"/>
    </style:style>
    <style:style style:name="P5" style:family="paragraph" style:parent-style-name="Preformatted_20_Text">
      <style:text-properties style:font-name="Droid Sans Mono"/>
    </style:style>
    <style:style style:name="P6" style:family="paragraph" style:parent-style-name="Standard">
      <style:text-properties officeooo:paragraph-rsid="002829f8"/>
    </style:style>
    <style:style style:name="P7" style:family="paragraph" style:parent-style-name="Standard">
      <style:text-properties officeooo:paragraph-rsid="002b6307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c2a63" officeooo:paragraph-rsid="002c2a63"/>
    </style:style>
    <style:style style:name="P9" style:family="paragraph" style:parent-style-name="Text_20_body" style:list-style-name="L2">
      <style:paragraph-properties fo:text-align="start" style:justify-single-word="false"/>
      <style:text-properties officeooo:rsid="002829f8" officeooo:paragraph-rsid="002829f8"/>
    </style:style>
    <style:style style:name="P10" style:family="paragraph" style:parent-style-name="Text_20_body" style:list-style-name="L2">
      <style:paragraph-properties fo:text-align="start" style:justify-single-word="false"/>
      <style:text-properties officeooo:rsid="002829f8" officeooo:paragraph-rsid="002b6307"/>
    </style:style>
    <style:style style:name="P11" style:family="paragraph" style:parent-style-name="Text_20_body">
      <style:paragraph-properties fo:text-align="start" style:justify-single-word="false"/>
      <style:text-properties style:font-name="Open Sans" officeooo:paragraph-rsid="002b6307"/>
    </style:style>
    <style:style style:name="P12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2829f8" officeooo:paragraph-rsid="002829f8" style:font-weight-asian="bold" style:font-weight-complex="bold"/>
    </style:style>
    <style:style style:name="P13" style:family="paragraph" style:parent-style-name="Heading_20_1">
      <style:paragraph-properties fo:text-align="start" style:justify-single-word="false"/>
      <style:text-properties officeooo:paragraph-rsid="0019cd0a"/>
    </style:style>
    <style:style style:name="P14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5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P16" style:family="paragraph" style:parent-style-name="Preformatted_20_Text">
      <style:text-properties style:font-name="Droid Sans Mono"/>
    </style:style>
    <style:style style:name="T1" style:family="text">
      <style:text-properties style:text-position="super 58%" style:font-name="Open Sans"/>
    </style:style>
    <style:style style:name="T2" style:family="text">
      <style:text-properties style:text-position="super 58%" style:font-name="Open Sans" officeooo:rsid="002b6307"/>
    </style:style>
    <style:style style:name="T3" style:family="text">
      <style:text-properties style:text-position="super 58%" style:font-name="Open Sans" officeooo:rsid="002c2a63"/>
    </style:style>
    <style:style style:name="T4" style:family="text">
      <style:text-properties style:font-name="Open Sans"/>
    </style:style>
    <style:style style:name="T5" style:family="text">
      <style:text-properties style:font-name="Open Sans" officeooo:rsid="002829f8"/>
    </style:style>
    <style:style style:name="T6" style:family="text">
      <style:text-properties style:font-name="Open Sans" fo:font-weight="bold" style:font-weight-asian="bold" style:font-weight-complex="bold"/>
    </style:style>
    <style:style style:name="T7" style:family="text">
      <style:text-properties style:font-name="Open Sans" fo:font-weight="bold" officeooo:rsid="002b6307" style:font-weight-asian="bold" style:font-weight-complex="bold"/>
    </style:style>
    <style:style style:name="T8" style:family="text">
      <style:text-properties style:font-name="Open Sans" officeooo:rsid="002b6307"/>
    </style:style>
    <style:style style:name="T9" style:family="text">
      <style:text-properties style:font-name="Open Sans" officeooo:rsid="002c2a63"/>
    </style:style>
    <style:style style:name="T10" style:family="text">
      <style:text-properties officeooo:rsid="00244163"/>
    </style:style>
    <style:style style:name="T11" style:family="text">
      <style:text-properties officeooo:rsid="002b630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1">Closest Pair</text:span> </text:p>
      <text:p text:style-name="P1">Time limit: 1 sec</text:p>
      <text:p text:style-name="P6"><text:span text:style-name="T4"><text:tab/></text:span><text:span text:style-name="T8">Given a set of </text:span><text:span text:style-name="T7">N</text:span><text:span text:style-name="T8"> points in a plane where each point is described by its coordinate (</text:span><text:span text:style-name="T7">x</text:span><text:span text:style-name="T8">, </text:span><text:span text:style-name="T7">y</text:span><text:span text:style-name="T8">). Your task is to identify the minimum distance of pairs of these points</text:span><text:span text:style-name="T5">.</text:span></text:p>
      <text:p text:style-name="P7"><text:span text:style-name="T5"><text:tab/></text:span><text:span text:style-name="T8">To avoid the problem of floating point precision, we define the distance between the point (x1, y1) and (x2, y2) as </text:span><text:span text:style-name="T9">( </text:span><text:span text:style-name="T8">(x1 – x2)</text:span><text:span text:style-name="T2">2</text:span><text:span text:style-name="T8"> + (y1 – <text:s/>y2)</text:span><text:span text:style-name="T2">2 </text:span><text:span text:style-name="T9">).</text:span><text:span text:style-name="T8"> Moreover, the coordinate of each point is within the range of [0..</text:span><text:span text:style-name="T9">30,</text:span><text:span text:style-name="T8">000]. It is also guaranteed that no two points has the same coordinate.</text:span></text:p>
      <text:h text:style-name="P13" text:outline-level="1"><text:span text:style-name="T4">Input</text:span></text:h>
      <text:list xml:id="list2333020616271486700" text:style-name="L2">
        <text:list-item>
          <text:p text:style-name="P9"><text:span text:style-name="T4">The first line of input contain </text:span><text:span text:style-name="T8">the number of points</text:span><text:span text:style-name="T4"> </text:span><text:span text:style-name="T6">N</text:span><text:span text:style-name="T4"> (1 &lt;= </text:span><text:span text:style-name="T6">N</text:span><text:span text:style-name="T4"> &lt;= </text:span><text:span text:style-name="T8">50,</text:span><text:span text:style-name="T4">00</text:span><text:span text:style-name="T8">0</text:span><text:span text:style-name="T4">) </text:span></text:p>
        </text:list-item>
        <text:list-item>
          <text:p text:style-name="P10"><text:span text:style-name="T4">The following </text:span><text:span text:style-name="T6">N</text:span><text:span text:style-name="T4"> lines, </text:span><text:span text:style-name="T8">each contains two integers </text:span><text:span text:style-name="T7">X</text:span><text:span text:style-name="T8"> and </text:span><text:span text:style-name="T7">Y</text:span><text:span text:style-name="T8">, </text:span><text:span text:style-name="T4">gives the </text:span><text:span text:style-name="T8">coordinate of each points.</text:span></text:p>
        </text:list-item>
      </text:list>
      <text:h text:style-name="P14" text:outline-level="1">Output</text:h>
      <text:p text:style-name="P11"><text:tab/><text:span text:style-name="T10">Output exactly one line containing the minimum distance pairs of these points.</text:span></text:p>
      <text:h text:style-name="P14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Input</text:p>
          </table:table-cell>
          <table:table-cell table:style-name="Table1.A1" office:value-type="string">
            <text:p text:style-name="P4">Output</text:p>
          </table:table-cell>
        </table:table-row>
        <table:table-row table:style-name="Table1.1">
          <table:table-cell table:style-name="Table1.A1" office:value-type="string">
            <text:p text:style-name="P3">2</text:p>
            <text:p text:style-name="P8">1 1</text:p>
            <text:p text:style-name="P8">2 2</text:p>
            <text:p text:style-name="P8">5 1</text:p>
          </table:table-cell>
          <table:table-cell table:style-name="Table1.A1" office:value-type="string">
            <text:p text:style-name="P8">2</text:p>
          </table:table-cell>
        </table:table-row>
        <table:table-row table:style-name="Table1.1">
          <table:table-cell table:style-name="Table1.A3" office:value-type="string">
            <text:p text:style-name="P8">6</text:p>
            <text:p text:style-name="P8">10 2</text:p>
            <text:p text:style-name="P8">10 4</text:p>
            <text:p text:style-name="P8">10 6</text:p>
            <text:p text:style-name="P8">12 3</text:p>
            <text:p text:style-name="P8">12 5</text:p>
            <text:p text:style-name="P8">12 7</text:p>
          </table:table-cell>
          <table:table-cell table:style-name="Table1.A3" office:value-type="string">
            <text:p text:style-name="P8">4</text:p>
          </table:table-cell>
        </table:table-row>
      </table:table>
      <text:h text:style-name="P1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15T15:48:12.743255169</dc:date>
    <meta:editing-duration>PT2H37M32S</meta:editing-duration>
    <meta:editing-cycles>17</meta:editing-cycles>
    <meta:print-date>2014-09-09T23:50:22.741847462</meta:print-date>
    <meta:document-statistic meta:table-count="1" meta:image-count="0" meta:object-count="0" meta:page-count="1" meta:paragraph-count="25" meta:word-count="164" meta:character-count="797" meta:non-whitespace-character-count="651"/>
  </office:meta>
</office:document-meta>
</file>